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fo:font-size="18pt" fo:font-weight="bold" officeooo:rsid="000a17c7" officeooo:paragraph-rsid="000a17c7" style:font-size-asian="15.75pt" style:font-weight-asian="bold" style:font-size-complex="18pt" style:font-weight-complex="bold"/>
    </style:style>
    <style:style style:name="P2" style:family="paragraph" style:parent-style-name="Standard">
      <style:paragraph-properties fo:text-align="center" style:justify-single-word="false"/>
      <style:text-properties fo:font-size="18pt" fo:font-weight="bold" officeooo:rsid="000a17c7" officeooo:paragraph-rsid="000a17c7" style:font-size-asian="15.75pt" style:font-weight-asian="bold" style:font-size-complex="18pt" style:font-weight-complex="bold"/>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a17c7" officeooo:paragraph-rsid="000a17c7" style:font-size-asian="14pt" style:font-weight-asian="bold" style:font-size-complex="16pt" style:font-weight-complex="bold"/>
    </style:style>
    <style:style style:name="P4"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a17c7" officeooo:paragraph-rsid="000a17c7" style:font-size-asian="10.5pt" style:font-weight-asian="bold" style:font-size-complex="12pt" style:font-weight-complex="bold"/>
    </style:style>
    <style:style style:name="P5" style:family="paragraph" style:parent-style-name="Standard" style:list-style-name="L1">
      <style:paragraph-properties fo:line-height="150%" fo:text-align="justify" style:justify-single-word="false"/>
      <style:text-properties fo:font-size="12pt" style:text-underline-style="solid" style:text-underline-width="auto" style:text-underline-color="font-color" fo:font-weight="bold" officeooo:rsid="000a17c7" officeooo:paragraph-rsid="000a17c7" style:font-size-asian="10.5pt" style:font-weight-asian="bold" style:font-size-complex="12pt" style:font-weight-complex="bold"/>
    </style:style>
    <style:style style:name="P6" style:family="paragraph" style:parent-style-name="Standard">
      <style:paragraph-properties fo:line-height="150%" fo:text-align="justify" style:justify-single-word="false"/>
      <style:text-properties fo:font-size="12pt" style:text-underline-style="solid" style:text-underline-width="auto" style:text-underline-color="font-color" fo:font-weight="bold" officeooo:rsid="000a17c7" officeooo:paragraph-rsid="000a17c7" style:font-size-asian="10.5pt" style:font-weight-asian="bold" style:font-size-complex="12pt" style:font-weight-complex="bold"/>
    </style:style>
    <style:style style:name="P7" style:family="paragraph" style:parent-style-name="Standard">
      <style:paragraph-properties fo:line-height="150%" fo:text-align="justify" style:justify-single-word="false"/>
      <style:text-properties fo:font-size="12pt" style:text-underline-style="solid" style:text-underline-width="auto" style:text-underline-color="font-color" fo:font-weight="bold" officeooo:rsid="000bddad" officeooo:paragraph-rsid="000bddad" style:font-size-asian="10.5pt" style:font-weight-asian="bold" style:font-size-complex="12pt"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bc167" style:font-weight-asian="normal" style:font-weight-complex="normal"/>
    </style:style>
    <style:style style:name="T3" style:family="text">
      <style:text-properties style:text-underline-style="none" fo:font-weight="normal" officeooo:rsid="000d10c4"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é Alberto Vázquez López</text:p>
      <text:p text:style-name="P1">2º DAM</text:p>
      <text:p text:style-name="P1"/>
      <text:p text:style-name="P2"/>
      <text:p text:style-name="P3">Descripción detallada “Tu Voto Cuenta”</text:p>
      <text:p text:style-name="P3"><text:span text:style-name="T1"/></text:p>
      <text:p text:style-name="P6"><text:span text:style-name="T1">El Proyecto de Fin de Grado para el Ciclo Formativo de Grado Superior de Desarrollo de Aplicaciones Multiplataforma consistirá en una nueva versión del proyecto desarrollado durante el curso de 1º, a saber, una aplicación con una finalidad dirigida a la información y el sondeo de opiniones políticas de cara a las próximas elecciones que tienen cita en nuestro país.</text:span></text:p>
      <text:p text:style-name="P6"><text:span text:style-name="T1"/></text:p>
      <text:p text:style-name="P7"><text:span text:style-name="T1">Cada día se generan nuevas </text:span><text:span text:style-name="T3">encuestas que vislumbran diversos resultados sobre las elecciones y un posible cambio de gobierno, o bien un reforzamiento del partido existente. La intención de esta aplicación es ayudar a ese votante, perteneciente a una gran masa creciente conocida como “indecisos”, a que pueda clarificar qué partido puede acercarse más a su ideología analizando las numerosas propuestas electorales que se formulan por parte de los partidos políticos. Una herramienta para el ciudadano, a disposición de todo el mundo, y también para los partidos que puedan ver las distintas recomendaciones que le llegan desde los votantes.</text:span></text:p>
      <text:p text:style-name="P6"><text:span text:style-name="T1"/></text:p>
      <text:p text:style-name="P6"><text:span text:style-name="T1">El desarrollo de la aplicación versará sobre distintas partes, en suma son:</text:span></text:p>
      <text:p text:style-name="P4"><text:span text:style-name="T1"/></text:p>
      <text:list xml:id="list3848001216" text:style-name="L1">
        <text:list-item>
          <text:p text:style-name="P5"><text:span text:style-name="T1">En primer lugar, un API que se realizará usando NodeJS y MongoDB, desde la cual la aplicación consumirá todos los datos necesarios y donde se almacenará toda la información. Integrará el modelo de datos necesario para la mayor optimización de la aplicación posible, buscando el equilibrio entre escritura y lectura.</text:span></text:p>
        </text:list-item>
        <text:list-item>
          <text:p text:style-name="P5"><text:span text:style-name="T1">En segundo lugar, tendremos una aplicación web desarrollada en Angular y Angular Material, mediante la cual se desarrollarán las tareas de gestión de la información. Existirá la posibilidad de añadir, editar y eliminar, de mano de un administrador, los diversos partidos, así como las propuestas políticas. También se podrán añadir las categorías, que en este caso serán diversas materias sobre las que pueden versar las propuestas (vivienda, economía, salud, educación, medio ambiente…). Por último, se gestionará también el añadir, editar, eliminar y listar todos los usuarios registrados en la aplicación.</text:span></text:p>
        </text:list-item>
        <text:list-item>
          <text:p text:style-name="P5"><text:span text:style-name="T1">En tercer lugar, tendremos la aplicación </text:span><text:span text:style-name="T2">cliente que se hará en Android. Desde esta aplicación, podremos listar los distintos partidos que se enfrentan en los comicios electorales, así como las distintas propuestas que cada uno de ellos proponen. Se podrán filtrar por materia electoral (categorías). Por otro lado, el usuario podrá añadir a una pestaña </text:span><text:soft-page-break/><text:span text:style-name="T2">de “Favoritos”, las distintas propuestas que considere que concuerde más con su ideología, de tal manera que pueda emitir un juicio sobre su posible afinidad a un partido u otro viendo <text:s/>de qué partido tiene más propuestas como favoritas. Seguidamente, el usuario podrá crear propuestas a partidos para que éstos puedan estudiarlas y ver si les interesa incluirlas en sus discursos políticos o no, de tal manera que se genere un feedback entre votante y representante. Por supuesto, se podrá gestionar la información del perfil del usuario logueado. </text:span><text:span text:style-name="T3">Por último, se incluirá una funcionalidad de mapa en el que se encontraremos el partido con más votantes afines por provincia, de cara que se pueda realizar una encuesta en tiempo real de este tipo de información. Elijo la provincia y no otra unidad territorial, ya que es la circunscripción que rige la ley electoral en nuestro paí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13:44:07.280885274</meta:creation-date>
    <dc:date>2019-03-05T14:12:08.167284275</dc:date>
    <meta:editing-duration>PT14M29S</meta:editing-duration>
    <meta:editing-cycles>2</meta:editing-cycles>
    <meta:generator>LibreOffice/6.0.7.3$Linux_X86_64 LibreOffice_project/00m0$Build-3</meta:generator>
    <meta:document-statistic meta:table-count="0" meta:image-count="0" meta:object-count="0" meta:page-count="2" meta:paragraph-count="9" meta:word-count="526" meta:character-count="3316" meta:non-whitespace-character-count="2801"/>
  </office:meta>
</office:document-meta>
</file>